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Times New Roman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5" style:family="paragraph" style:parent-style-name="Normal_20__28_Web_29_">
      <style:paragraph-properties fo:margin-top="0in" fo:margin-bottom="0in" style:contextual-spacing="false" fo:line-height="100%"/>
      <style:text-properties fo:color="#000000" style:font-name="Times New Roman" fo:font-size="10pt" style:font-size-asian="10pt" style:font-size-complex="10pt"/>
    </style:style>
    <style:style style:name="P6" style:family="paragraph" style:parent-style-name="Normal_20__28_Web_29_">
      <style:paragraph-properties fo:margin-top="0in" fo:margin-bottom="0in" style:contextual-spacing="false" fo:line-height="100%"/>
      <style:text-properties style:font-name="Times New Roman" fo:font-size="10pt" style:font-size-asian="10pt" style:font-size-complex="10pt"/>
    </style:style>
    <style:style style:name="P7" style:family="paragraph" style:parent-style-name="Normal_20__28_Web_29_">
      <style:paragraph-properties fo:margin-top="0in" fo:margin-bottom="0in" style:contextual-spacing="false" fo:line-height="100%"/>
      <style:text-properties style:font-name="Times New Roman" fo:font-size="10pt" officeooo:paragraph-rsid="001ed9ec" style:font-size-asian="10pt" style:font-size-complex="10pt"/>
    </style:style>
    <style:style style:name="P8" style:family="paragraph" style:parent-style-name="Normal_20__28_Web_29_">
      <style:paragraph-properties fo:margin-top="0in" fo:margin-bottom="0in" style:contextual-spacing="false" fo:line-height="100%"/>
      <style:text-properties style:font-name="Times New Roman" fo:font-size="10pt" fo:font-weight="bold" officeooo:paragraph-rsid="001f21a1" style:font-size-asian="10pt" style:font-weight-asian="bold" style:font-size-complex="10pt" style:font-weight-complex="bold"/>
    </style:style>
    <style:style style:name="P9" style:family="paragraph" style:parent-style-name="Normal_20__28_Web_29_">
      <style:paragraph-properties fo:margin-top="0in" fo:margin-bottom="0in" style:contextual-spacing="false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Normal_20__28_Web_29_">
      <style:paragraph-properties fo:margin-top="0in" fo:margin-bottom="0in" style:contextual-spacing="false" fo:line-height="100%"/>
      <style:text-properties style:font-name="Times New Roman" fo:font-size="14pt" style:font-size-asian="14pt" style:font-size-complex="14pt"/>
    </style:style>
    <style:style style:name="P11" style:family="paragraph" style:parent-style-name="Normal_20__28_Web_29_" style:master-page-name="Standard">
      <style:paragraph-properties fo:margin-top="0in" fo:margin-bottom="0in" style:contextual-spacing="false" fo:line-height="100%" style:page-number="auto"/>
      <style:text-properties style:font-name="Times New Roman" fo:font-size="10pt" style:font-size-asian="10pt" style:font-size-complex="10pt"/>
    </style:style>
    <style:style style:name="P12" style:family="paragraph" style:parent-style-name="Normal_20__28_Web_29_">
      <style:paragraph-properties fo:margin-top="0in" fo:margin-bottom="0in" style:contextual-spacing="false" fo:line-height="100%" fo:break-before="page"/>
      <style:text-properties fo:color="#000000"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Calibri" fo:font-size="10pt" style:font-size-asian="10pt" style:font-size-complex="10pt"/>
    </style:style>
    <style:style style:name="T3" style:family="text">
      <style:text-properties fo:color="#000000" style:font-name="Calibri" fo:font-size="10pt" fo:font-weight="bold" style:font-size-asian="10pt" style:font-weight-asian="bold" style:font-size-complex="10pt"/>
    </style:style>
    <style:style style:name="T4" style:family="text">
      <style:text-properties fo:color="#000000" style:font-name="Calibri" fo:font-size="14pt" fo:font-weight="bold" style:font-size-asian="14pt" style:font-weight-asian="bold" style:font-size-complex="14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font-weight="bold" style:font-size-asian="10pt" style:font-weight-asian="bold" style:font-size-complex="10pt"/>
    </style:style>
    <style:style style:name="T7" style:family="text">
      <style:text-properties fo:color="#000000" style:font-name="Courier New" fo:font-size="10pt" style:font-size-asian="10pt" style:font-size-complex="10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officeooo:rsid="001f21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<text:span text:style-name="T1">Haseeb Nain</text:span></text:p>
      <text:p text:style-name="P6"><text:span text:style-name="T1">Computer Science 221</text:span></text:p>
      <text:p text:style-name="P6"><text:span text:style-name="T1">Homework ListTesting</text:span></text:p>
      <text:p text:style-name="P5"/>
      <text:p text:style-name="P10"><text:span text:style-name="T9">ListADT</text:span></text:p>
      <text:p text:style-name="P9"><text:span text:style-name="T1">Brand new empty list</text:span></text:p>
      <text:p text:style-name="P6"><text:span text:style-name="T1"> </text:span></text:p>
      <text:p text:style-name="P6"><text:span text:style-name="T1">Test removeFirst() on <text:s/>a new empty list</text:span></text:p>
      <text:p text:style-name="P6"><text:span text:style-name="T1">Start with a new list</text:span></text:p>
      <text:p text:style-name="P6"><text:span text:style-name="T1">Call removeFirst()</text:span></text:p>
      <text:p text:style-name="P6"><text:span text:style-name="T1">Expect a ElementNotFoundException, anything else is failure</text:span></text:p>
      <text:p text:style-name="P6"><text:span text:style-name="T1"> </text:span></text:p>
      <text:p text:style-name="P6"><text:span text:style-name="T1">Test removeLast() on <text:s/>a new empty list</text:span></text:p>
      <text:p text:style-name="P6"><text:span text:style-name="T1">Start with a new list</text:span></text:p>
      <text:p text:style-name="P6"><text:span text:style-name="T1">Call removeLast()</text:span></text:p>
      <text:p text:style-name="P6"><text:span text:style-name="T1">Expect a ElementNotFoundException, anything else is failure</text:span></text:p>
      <text:p text:style-name="P6"><text:span text:style-name="T1"> </text:span></text:p>
      <text:p text:style-name="P1">Test remove(T element) on a new empty list<text:line-break/>Start with a new list<text:line-break/>Call remove(T element) on a new empty list<text:line-break/>Expect a ElementNotFoundException, anything else is a failure</text:p>
      <text:p text:style-name="P5"/>
      <text:p text:style-name="P1">Test first() on a new empty list<text:line-break/>Start with a new list<text:line-break/>Call first() on a new empty list<text:line-break/>Expect a ElementNotFoundException, anything else is a failure</text:p>
      <text:p text:style-name="P5"/>
      <text:p text:style-name="P1">Test last() on a new empty list<text:line-break/>Start with a new list<text:line-break/>Call last() on a new empty list<text:line-break/>Expect a ElementNotFoundException, anything else is a failure</text:p>
      <text:p text:style-name="P5"/>
      <text:p text:style-name="P1">Test contains(T element) on a new empty list<text:line-break/>Start with a new list<text:line-break/>Call contains(T element) on a new empty list<text:line-break/>Expect a ElementNotFoundException, anything else is a failure</text:p>
      <text:p text:style-name="P1">Test isEmpty() on a new empty list<text:line-break/>Start with a new list<text:line-break/>Call isEmpty() on a new empty list<text:line-break/>Expect a true, anything else is failure</text:p>
      <text:p text:style-name="P1">Test size() on a new empty list<text:line-break/>Start with a new list<text:line-break/>Call size() on a new empty list<text:line-break/>Expect a zero, anything else is a failure</text:p>
      <text:p text:style-name="P1">Test iterator() on a new empty list<text:line-break/>Start with a new list<text:line-break/>Call iterator() on a new empty list<text:line-break/>Expect ElementNotFoundExeption, anything else is failure</text:p>
      <text:p text:style-name="P1">Test toString() on a new empty list<text:line-break/>Start with a new list<text:line-break/><text:soft-page-break/>Call toString() on a new empty list<text:line-break/>Expect ElementNotFoundExeption, anything else is failure</text:p>
      <text:p text:style-name="P1"/>
      <text:p text:style-name="P4"><text:span text:style-name="T13">List with T elements</text:span></text:p>
      <text:p text:style-name="P6"><text:span text:style-name="T1">Test removeFirst() on <text:s/>a list of length n, with elements</text:span></text:p>
      <text:p text:style-name="P6"><text:span text:style-name="T1">Start with a new list of length n, with elements</text:span></text:p>
      <text:p text:style-name="P6"><text:span text:style-name="T1">Call removeFirst() list of length n, with elements</text:span></text:p>
      <text:p text:style-name="P6"><text:span text:style-name="T1">Expect the value equivalent to the original first element of list, anything other than this outcome is a failure</text:span></text:p>
      <text:p text:style-name="P5"/>
      <text:p text:style-name="P6"><text:span text:style-name="T1">Test removeFirst(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n-1 anything other than this outcome is a failure</text:span></text:p>
      <text:p text:style-name="P5"/>
      <text:p text:style-name="P6"><text:span text:style-name="T1"> </text:span></text:p>
      <text:p text:style-name="P6"><text:span text:style-name="T1">Test removeLast() on <text:s/>a list of length n, with elements</text:span></text:p>
      <text:p text:style-name="P6"><text:span text:style-name="T1">Start with a new list of length n, with elements</text:span></text:p>
      <text:p text:style-name="P6"><text:span text:style-name="T1">Call removeLast() list of length n, with elements</text:span></text:p>
      <text:p text:style-name="P6"><text:span text:style-name="T1">Expect the value equivalent to the original last element of list anything other than this outcome is a failure</text:span></text:p>
      <text:p text:style-name="P5"/>
      <text:p text:style-name="P6"><text:span text:style-name="T1">Test removeLast(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n-1 anything other than this outcome is a fa</text:span><text:span text:style-name="T1">ilure</text:span></text:p>
      <text:p text:style-name="P5"/>
      <text:p text:style-name="P6"><text:span text:style-name="T1"> </text:span></text:p>
      <text:p text:style-name="P7">Test remove(T element) on a <text:span text:style-name="T1">list of length n, with elements</text:span><text:line-break/>Start with a new list<text:span text:style-name="T1"> of length n, with elements</text:span><text:line-break/>Call remove(T element) on a <text:span text:style-name="T1">list of length n, with elements</text:span></text:p>
      <text:p text:style-name="P1">Expect a value equivalent to T element, anything else is a failure</text:p>
      <text:p text:style-name="P6"><text:span text:style-name="T1">Test remove(T element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n-1 anything other than this outcome is a failure</text:span></text:p>
      <text:p text:style-name="P5"/>
      <text:p text:style-name="P5"/>
      <text:p text:style-name="P6">Test first() on a <text:span text:style-name="T1">list of length n, with elements</text:span><text:line-break/>Start with a new list<text:span text:style-name="T1"> of length n, with elements</text:span><text:line-break/>Call first() on a <text:span text:style-name="T1">list of length n, with elements</text:span><text:line-break/>Expect a value equivalent to the first T element in the list anything else is a failure</text:p>
      <text:p text:style-name="P6"/>
      <text:p text:style-name="P6"><text:span text:style-name="T1">Test First(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n anything other than this outcome is a failure</text:span></text:p>
      <text:p text:style-name="P5"/>
      <text:p text:style-name="P5"/>
      <text:p text:style-name="P6">Test last() on a <text:span text:style-name="T1">list of length n, with elements</text:span><text:line-break/>Start with a new list<text:span text:style-name="T1"> of length n, with elements</text:span><text:line-break/>Call last() on a <text:span text:style-name="T1">list of length n, with elements</text:span><text:line-break/>Expect a value equivalent to the last T element in the list anything else is a failure.</text:p>
      <text:p text:style-name="P6"/>
      <text:p text:style-name="P6"><text:span text:style-name="T1">Test last() on <text:s/>a list of length n, with elements</text:span></text:p>
      <text:p text:style-name="P6"><text:soft-page-break/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n anything other than this outcome is a failure</text:span></text:p>
      <text:p text:style-name="P5"/>
      <text:p text:style-name="P1"/>
      <text:p text:style-name="P1">Test contains(T element) on a <text:span text:style-name="T1">list of length n, with elements</text:span><text:line-break/>Start with a new list<text:span text:style-name="T1"> of length n, with elements</text:span><text:line-break/>Call contains(T element) on a <text:span text:style-name="T1">list of length n, with elements</text:span><text:line-break/>Expect a true, anything else is a failure.</text:p>
      <text:p text:style-name="P6"><text:span text:style-name="T1">Test contains(T element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n anything other than this outcome is a failure</text:span></text:p>
      <text:p text:style-name="P5"/>
      <text:p text:style-name="P5"/>
      <text:p text:style-name="P1">Test isEmpty() on a <text:span text:style-name="T1">list of length n, with elements</text:span><text:line-break/>Start with a new list<text:span text:style-name="T1"> of length n, with elements</text:span><text:line-break/>Call isEmpty() on a <text:span text:style-name="T1">list of length n, with elements</text:span><text:line-break/>Expect a false, anything else is failure</text:p>
      <text:p text:style-name="P6"><text:span text:style-name="T1">Test isEmpty(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n anything other than this outcome is a failure</text:span></text:p>
      <text:p text:style-name="P5"/>
      <text:p text:style-name="P1"/>
      <text:p text:style-name="P1">Test size() on <text:span text:style-name="T1">list of length n, with elements</text:span><text:line-break/>Start with a new list<text:span text:style-name="T1"> of length n, with elements</text:span><text:line-break/>Call size() on a <text:span text:style-name="T1">list of length n, with elements</text:span><text:line-break/>Expect a value equivalent to n, anything else is a failure</text:p>
      <text:p text:style-name="P6"><text:span text:style-name="T1">Test size() on <text:s/>a list of length n, with elements</text:span></text:p>
      <text:p text:style-name="P6"><text:span text:style-name="T1">Start with a new list of length n, with elements</text:span></text:p>
      <text:p text:style-name="P6"><text:span text:style-name="T1">Call isEmpty() on list of length n, with elements</text:span></text:p>
      <text:p text:style-name="P6"><text:span text:style-name="T1">Expect a false, anything else is failure</text:span></text:p>
      <text:p text:style-name="P1"/>
      <text:p text:style-name="P1"/>
      <text:p text:style-name="P1">Test iterator() on a <text:span text:style-name="T1">list of length n, with elements</text:span><text:line-break/>Start with a new list<text:span text:style-name="T1"> of length n, with elements</text:span><text:line-break/>Call iterator() on a <text:span text:style-name="T1">list of length n, with elements</text:span><text:line-break/>Expect a returning iterator, anything else is failure</text:p>
      <text:p text:style-name="P6"><text:span text:style-name="T1">Test iterator(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n anything other than this outcome is a failure</text:span></text:p>
      <text:p text:style-name="P5"/>
      <text:p text:style-name="P1"/>
      <text:p text:style-name="P1">Test toString() on a <text:span text:style-name="T1">list of length n, with elements</text:span><text:line-break/>Start with a new list<text:span text:style-name="T1"> of length n, with elements</text:span><text:line-break/>Call toString() on a <text:span text:style-name="T1">list of length n, with elements</text:span><text:line-break/>Expect a string value, anything else is failure</text:p>
      <text:p text:style-name="P6"><text:soft-page-break/><text:span text:style-name="T1">Test toString(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n anything other than this outcome is a failure</text:span></text:p>
      <text:p text:style-name="P5"/>
      <text:p text:style-name="P6"><text:span text:style-name="T1">Test toString() on <text:s/>a list of length n, with elements</text:span></text:p>
      <text:p text:style-name="P6"><text:span text:style-name="T1">Start with a new list of length n, with elements</text:span></text:p>
      <text:p text:style-name="P6"><text:span text:style-name="T1">Call isEmpty() on list of length n, with elements</text:span></text:p>
      <text:p text:style-name="P6"><text:span text:style-name="T1">Expect a false, anything else is a failure</text:span></text:p>
      <text:p text:style-name="P5"/>
      <text:p text:style-name="P1"/>
      <text:p text:style-name="P4"><text:span text:style-name="T13">List With a Size of 1</text:span></text:p>
      <text:p text:style-name="P6"><text:span text:style-name="T1">Test removeFirst()on <text:s/>a list with size of 1, and an acceptable element</text:span></text:p>
      <text:p text:style-name="P6"><text:span text:style-name="T1">Start with a list</text:span></text:p>
      <text:p text:style-name="P6"><text:span text:style-name="T1">Call removeFirst()on <text:s/>a list with size of 1, and an acceptable element</text:span></text:p>
      <text:p text:style-name="P6"><text:span text:style-name="T1">Expect the original first value of the list, anything else is failure</text:span></text:p>
      <text:p text:style-name="P5"/>
      <text:p text:style-name="P6"><text:span text:style-name="T1">Test removeFirst(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0 anything other than this outcome is a failure</text:span></text:p>
      <text:p text:style-name="P5"/>
      <text:p text:style-name="P6"><text:span text:style-name="T1"> </text:span></text:p>
      <text:p text:style-name="P6"><text:span text:style-name="T1">Test removeLast() on <text:s/>a list with size of 1, and an acceptable element</text:span></text:p>
      <text:p text:style-name="P6"><text:span text:style-name="T1">Start with a list</text:span></text:p>
      <text:p text:style-name="P6"><text:span text:style-name="T1">Call removeLast()on <text:s/>a list with size of 1, and an acceptable element</text:span></text:p>
      <text:p text:style-name="P6"><text:span text:style-name="T1">Expect the original first value of the list, anything else is failure</text:span></text:p>
      <text:p text:style-name="P5"/>
      <text:p text:style-name="P6"><text:span text:style-name="T1">Test removeLast(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0 anything other than this outcome is a failure</text:span></text:p>
      <text:p text:style-name="P5"/>
      <text:p text:style-name="P6"><text:span text:style-name="T1"> </text:span></text:p>
      <text:p text:style-name="P6">Test remove(T element) <text:span text:style-name="T1">on <text:s/>a list with size of 1, and an acceptable element</text:span></text:p>
      <text:p text:style-name="P6">Start with a list</text:p>
      <text:p text:style-name="P6">Call remove(T element)<text:span text:style-name="T1"> on <text:s/>a list with size of 1, and an acceptable element</text:span></text:p>
      <text:p text:style-name="P6"><text:span text:style-name="T1">Expect the original first value of the list, anything else is failure</text:span></text:p>
      <text:p text:style-name="P5"/>
      <text:p text:style-name="P6"><text:span text:style-name="T1">Test remove(T element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0 anything other than this outcome is a failure</text:span></text:p>
      <text:p text:style-name="P5"/>
      <text:p text:style-name="P5"/>
      <text:p text:style-name="P6">Test first() <text:span text:style-name="T1">on <text:s/>a list with size of 1, and an acceptable element</text:span></text:p>
      <text:p text:style-name="P6">Start with a list</text:p>
      <text:p text:style-name="P6">Call first() <text:span text:style-name="T1">on <text:s/>a list with size of 1, and an acceptable element</text:span></text:p>
      <text:p text:style-name="P6"><text:span text:style-name="T1">Expect the first value of the list, anything else is failure</text:span></text:p>
      <text:p text:style-name="P5"/>
      <text:p text:style-name="P6"><text:span text:style-name="T1">Test first() on <text:s/>a list of length n, with elements</text:span></text:p>
      <text:p text:style-name="P6"><text:span text:style-name="T1">Start with a new list of length n, with elements</text:span></text:p>
      <text:p text:style-name="P6"><text:span text:style-name="T1">Call size() on list of length n, with elements</text:span></text:p>
      <text:p text:style-name="P6"><text:span text:style-name="T1">the new size of the list should also be equivalent to 0 anything other than this outcome is a failure</text:span></text:p>
      <text:p text:style-name="P5"><text:soft-page-break/></text:p>
      <text:p text:style-name="P5"/>
      <text:p text:style-name="P6">Test last() <text:span text:style-name="T1">on <text:s/>a list with size of 1, and an acceptable element</text:span></text:p>
      <text:p text:style-name="P6">Start with a new list<text:span text:style-name="T1"> of length n, with invalid elements</text:span><text:line-break/>Call last() <text:span text:style-name="T1">on <text:s/>a list with size of 1, and an acceptable element</text:span></text:p>
      <text:p text:style-name="P6"><text:span text:style-name="T1">Expect the first value of the list, anything else is failure</text:span></text:p>
      <text:p text:style-name="P5"/>
      <text:p text:style-name="P6"><text:span text:style-name="T1">Test last() on <text:s/>a list of length n, with elements</text:span></text:p>
      <text:p text:style-name="P6"><text:span text:style-name="T1">Start with a list</text:span></text:p>
      <text:p text:style-name="P6"><text:span text:style-name="T1">Call size() on list of length n, with elements</text:span></text:p>
      <text:p text:style-name="P6"><text:span text:style-name="T1">the new size of the list should also be equivalent to 0 anything other than this outcome is a failure</text:span></text:p>
      <text:p text:style-name="P5"/>
      <text:p text:style-name="P5"/>
      <text:p text:style-name="P6">Test contains(T element)<text:span text:style-name="T1"> on <text:s/>a list with size of 1, and an acceptable element</text:span></text:p>
      <text:p text:style-name="P6">Start with list<text:line-break/>Call contains(T element)<text:span text:style-name="T1"> on <text:s/>a list with size of 1, and an acceptable element </text:span></text:p>
      <text:p text:style-name="P6"><text:span text:style-name="T1">Expect true, anything else is a failure</text:span></text:p>
      <text:p text:style-name="P5"/>
      <text:p text:style-name="P6"><text:span text:style-name="T1">Test contains(T element) on <text:s/>a list with size of 1, and an acceptable element</text:span></text:p>
      <text:p text:style-name="P6"><text:span text:style-name="T1">Start with a list</text:span></text:p>
      <text:p text:style-name="P6"><text:span text:style-name="T1">Call size() on list of length n, with elements</text:span></text:p>
      <text:p text:style-name="P6"><text:span text:style-name="T1">the new size of the list should also be equivalent to 1 anything other than this outcome is a failure</text:span></text:p>
      <text:p text:style-name="P5"/>
      <text:p text:style-name="P6"/>
      <text:p text:style-name="P6">Test isEmpty() <text:span text:style-name="T1">on <text:s/>a list with size of 1, and an acceptable element</text:span></text:p>
      <text:p text:style-name="P6">Start with a list</text:p>
      <text:p text:style-name="P6">Call isEmpty()<text:span text:style-name="T1">on <text:s/>a list with size of 1, and an acceptable element</text:span></text:p>
      <text:p text:style-name="P1">Expect a false, anything else is failure</text:p>
      <text:p text:style-name="P6"><text:span text:style-name="T1">Test isEmpty() on <text:s/>a list with size of 1, and an acceptable element</text:span></text:p>
      <text:p text:style-name="P6"><text:span text:style-name="T1">Start with a list</text:span></text:p>
      <text:p text:style-name="P6"><text:span text:style-name="T1">Call size() on list of length n, with elements</text:span></text:p>
      <text:p text:style-name="P6"><text:span text:style-name="T1">the new size of the list should also be equivalent to 1 anything other than this outcome is a failure</text:span></text:p>
      <text:p text:style-name="P6"/>
      <text:p text:style-name="P6"/>
      <text:p text:style-name="P6">Test size() <text:span text:style-name="T1">on <text:s/>a list with size of 1, and an acceptable element</text:span></text:p>
      <text:p text:style-name="P1">Start with a list<text:line-break/>Call size() on a <text:span text:style-name="T1">list of length n, with valid elements</text:span><text:line-break/>Expect a value equivalent to 1, anything else is a failure</text:p>
      <text:p text:style-name="P6">Test size() <text:span text:style-name="T1">on <text:s/>a list with size of 1, and an acceptable element</text:span></text:p>
      <text:p text:style-name="P1">Start with a list<text:line-break/>Call isEmpty() on a <text:span text:style-name="T1">list of length 1, with valid elements</text:span><text:line-break/>Expect a false, anything else is a failure</text:p>
      <text:p text:style-name="P1"/>
      <text:p text:style-name="P1"/>
      <text:p text:style-name="P6">Test iterator() <text:span text:style-name="T1">on <text:s/>a list with size of 1, and an acceptable element</text:span><text:line-break/>Start with a list</text:p>
      <text:p text:style-name="P6">Call iterator() <text:span text:style-name="T1">on <text:s/>a list with size of 1, and an acceptable element</text:span></text:p>
      <text:p text:style-name="P6">Expect a new iterator, anything else is failure</text:p>
      <text:p text:style-name="P6"/>
      <text:p text:style-name="P6">Test iterator() <text:span text:style-name="T1">on <text:s/>a list with size of 1, and an acceptable element</text:span></text:p>
      <text:p text:style-name="P1"><text:soft-page-break/>Start with a list<text:line-break/>Call size() on a <text:span text:style-name="T1">list of length 1, with valid elements</text:span><text:line-break/>Expect a value equivalent to 1, anything else is a failure</text:p>
      <text:p text:style-name="P6"/>
      <text:p text:style-name="P6"/>
      <text:p text:style-name="P6">Test toString() <text:span text:style-name="T1">on <text:s/>a list with size of 1, and an acceptable element</text:span></text:p>
      <text:p text:style-name="P6">Start with a list<text:line-break/>Call toString() <text:span text:style-name="T1">on <text:s/>a list with size of 1, and an acceptable element</text:span></text:p>
      <text:p text:style-name="P1">Expect a string value, anything else is failure</text:p>
      <text:p text:style-name="P6">Test toString() <text:span text:style-name="T1">on <text:s/>a list with size of 1, and an acceptable element</text:span></text:p>
      <text:p text:style-name="P1">Start with a list<text:line-break/>Call size() on a <text:span text:style-name="T1">list of length 1, with valid elements</text:span><text:line-break/>Expect a value equivalent to 1, anything else is a failure</text:p>
      <text:p text:style-name="P1"/>
      <text:p text:style-name="P1"/>
      <text:p text:style-name="P2"/>
      <text:p text:style-name="P3"><text:span text:style-name="T13">UnorderedListADT</text:span></text:p>
      <text:p text:style-name="P4"><text:span text:style-name="T13">A Brand new empty list</text:span></text:p>
      <text:p text:style-name="P6"><text:span text:style-name="T1">Test addToFront(T element) on <text:s/>a new empty list</text:span></text:p>
      <text:p text:style-name="P6"><text:span text:style-name="T1">Start with a new empty list<text:line-break/>Call addToFront(T element) with the empty list</text:span></text:p>
      <text:p text:style-name="P6"><text:span text:style-name="T1">Expect the first value of the list to be equal to the element T, anything besides this outcome is a failure</text:span></text:p>
      <text:p text:style-name="P5"/>
      <text:p text:style-name="P6">Test addToFront(T element) <text:span text:style-name="T1">on <text:s/>a list with size of 1, and an acceptable element</text:span></text:p>
      <text:p text:style-name="P1">Start with a list<text:line-break/>Call size() on a <text:span text:style-name="T1">list of length 1, with valid elements</text:span><text:line-break/>Expect a value equivalent to 1, anything else is a failure</text:p>
      <text:p text:style-name="P5"/>
      <text:p text:style-name="P5"/>
      <text:p text:style-name="P6"><text:span text:style-name="T1">Test addToRear(T element) on <text:s/>a new empty list</text:span></text:p>
      <text:p text:style-name="P6"><text:span text:style-name="T1">Start with a new empty list<text:line-break/>Call addToRear(T element) with the empty list</text:span></text:p>
      <text:p text:style-name="P6"><text:span text:style-name="T1">Expect the first value of the list to be equal to the element T, anything besides this outcome is a failure</text:span></text:p>
      <text:p text:style-name="P5"/>
      <text:p text:style-name="P6">Test addToRear(T element) <text:span text:style-name="T1">on <text:s/>a list with size of 1, and an acceptable element</text:span></text:p>
      <text:p text:style-name="P1">Start with a list<text:line-break/>Call size() on a <text:span text:style-name="T1">list of length 1, with valid elements</text:span><text:line-break/>Expect a value equivalent to 1, anything else is a failure</text:p>
      <text:p text:style-name="P5"/>
      <text:p text:style-name="P6"><text:span text:style-name="T1">Test addAfter(T element, T target) on <text:s/>a new empty list</text:span></text:p>
      <text:p text:style-name="P6"><text:span text:style-name="T1">Start with a new empty list<text:line-break/>Call addAfter(T element, T target) with the empty list</text:span></text:p>
      <text:p text:style-name="P6"><text:span text:style-name="T1">Expect a ElementNotFoundExeption, anything beyond this outcome, results in a failure</text:span></text:p>
      <text:p text:style-name="P5"/>
      <text:p text:style-name="P12"/>
      <text:p text:style-name="P4"><text:span text:style-name="T13">A List with T Elements</text:span></text:p>
      <text:p text:style-name="P6"><text:span text:style-name="T1">Test addToFront(T element) on <text:s/>a list with valid elements of size n</text:span></text:p>
      <text:p text:style-name="P6"><text:span text:style-name="T1">Start with a list<text:line-break/>Call addToFront(T element) on <text:s/>a list with valid elements</text:span></text:p>
      <text:p text:style-name="P6"><text:span text:style-name="T1">Expect the first value of the list to be equal to the element T, anything besides this outcome results in a failure</text:span></text:p>
      <text:p text:style-name="P5"/>
      <text:p text:style-name="P6">Test addToFront(T element) <text:span text:style-name="T1">on <text:s/>a list with valid elements of size n</text:span></text:p>
      <text:p text:style-name="P1">Start with a list<text:line-break/>Call size() on a <text:span text:style-name="T1">list of length n, with valid elements</text:span><text:line-break/>Expect a value equivalent to n+1, anything else is a failure</text:p>
      <text:p text:style-name="P5"/>
      <text:p text:style-name="P5"/>
      <text:p text:style-name="P6"><text:span text:style-name="T1">Test addToRear(T element) on <text:s/>a list with valid elements, with size of n</text:span></text:p>
      <text:p text:style-name="P6"><text:span text:style-name="T1">Start with a list<text:line-break/>Call addToRear(T element) on <text:s/>a list with valid elements, with size of n</text:span></text:p>
      <text:p text:style-name="P6"><text:span text:style-name="T1">Expect the last value of the list to be equal to the element T, anything besides this outcome results in a failure</text:span></text:p>
      <text:p text:style-name="P5"/>
      <text:p text:style-name="P6">Test addToRear(T element) <text:span text:style-name="T1">on <text:s/>a list with valid elements of size n</text:span></text:p>
      <text:p text:style-name="P1">Start with a list<text:line-break/>Call size() on a <text:span text:style-name="T1">list of length n, with valid elements</text:span><text:line-break/>Expect a value equivalent to n+1, anything else is a failure</text:p>
      <text:p text:style-name="P5"/>
      <text:p text:style-name="P6"><text:span text:style-name="T1">Test addAfter(T element, T target) on <text:s/>a list with valid elements, with size of n</text:span></text:p>
      <text:p text:style-name="P6"><text:span text:style-name="T1">Start with a list<text:line-break/>Call addAfter(T element, T target) on <text:s/>a list with valid elements, with size of n</text:span></text:p>
      <text:p text:style-name="P6"><text:span text:style-name="T1">Call size() on <text:s/>a list with valid elements</text:span></text:p>
      <text:p text:style-name="P6"><text:span text:style-name="T1">Expect an ElementNotFoundExeption, anything beyond this outcome, results in a failure</text:span></text:p>
      <text:p text:style-name="P1"/>
      <text:p text:style-name="P1"/>
      <text:p text:style-name="P4"><text:span text:style-name="T13">A List With a Size of 1</text:span></text:p>
      <text:p text:style-name="P6"><text:span text:style-name="T1">Test addToFront(T element) on <text:s/>a list with size of 1, and an acceptable element</text:span></text:p>
      <text:p text:style-name="P6"><text:span text:style-name="T1">Start with a list<text:line-break/>Call addToFront(T element) on <text:s/>a list with size of 1, and an acceptable element</text:span></text:p>
      <text:p text:style-name="P6"><text:span text:style-name="T1">Expect the first value of the list to be equal to the element T, anything besides this is a failure</text:span></text:p>
      <text:p text:style-name="P5"/>
      <text:p text:style-name="P6">Test addToFront(T element) <text:span text:style-name="T1">on <text:s/>a list with valid elements of size n</text:span></text:p>
      <text:p text:style-name="P1">Start with a list<text:line-break/>Call size() on a <text:span text:style-name="T1">list of length n, with valid elements</text:span><text:line-break/>Expect a value equivalent to 2, anything else is a failure</text:p>
      <text:p text:style-name="P5"/>
      <text:p text:style-name="P5"/>
      <text:p text:style-name="P6"><text:span text:style-name="T1">Test addToRear(T element) on <text:s/>a list with size of 1, and an acceptable element</text:span></text:p>
      <text:p text:style-name="P6"><text:span text:style-name="T1">Start with a list<text:line-break/>Call addToRear(T element) on <text:s/>a list with size of 1, and an acceptable element</text:span></text:p>
      <text:p text:style-name="P6"><text:span text:style-name="T1">Expect the last value of the list to be equal to the element T, anything besides this outcome is a failure</text:span></text:p>
      <text:p text:style-name="P5"/>
      <text:p text:style-name="P6">Test addToRear(T element) <text:span text:style-name="T1">on <text:s/>a list with size of 1, and an acceptable element</text:span></text:p>
      <text:p text:style-name="P1"><text:soft-page-break/>Start with a list<text:line-break/>Call size() on a <text:span text:style-name="T1">the list</text:span><text:line-break/>Expect a value equivalent to 2, anything else is a failure</text:p>
      <text:p text:style-name="P5"/>
      <text:p text:style-name="P5"/>
      <text:p text:style-name="P6"><text:span text:style-name="T1">Test addAfter(T element, T target) on <text:s/>a list with size of 1, and an acceptable element 1</text:span></text:p>
      <text:p text:style-name="P6"><text:span text:style-name="T1">Start with a list<text:line-break/>Call addAfter(T element, T target) on <text:s/>a list with the target being the first index</text:span></text:p>
      <text:p text:style-name="P6"><text:span text:style-name="T1">Expect the last value of the list to be equal to the element T, anything other than this outcome is a failure</text:span></text:p>
      <text:p text:style-name="P5"/>
      <text:p text:style-name="P6">Test addAfter(T element, T target) <text:span text:style-name="T1">on <text:s/>a list with size of 1, and an acceptable element</text:span></text:p>
      <text:p text:style-name="P1">Start with a list<text:line-break/>Call size() on a <text:span text:style-name="T1">list<text:line-break/></text:span>Expect a value equivalent to 2, anything else is a failure</text:p>
      <text:p text:style-name="P8"><text:span text:style-name="T18">Total Amount of Tests: 6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3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3%" fo:hyphenation-ladder-count="no-limit" style:text-autospace="ideograph-alpha" style:punctuation-wrap="hanging" style:line-break="strict" style:tab-stop-distance="0.5in" style:vertical-align="baseline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 style:contextual-spacing="false" fo:line-height="100%"/>
      <style:text-properties style:font-name="Times New Roman" fo:font-size="12pt" style:font-name-asian="Times New Roman1" style:font-size-asian="12pt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eeb Nain</meta:initial-creator>
    <meta:editing-cycles>3</meta:editing-cycles>
    <meta:creation-date>2014-03-06T03:33:00</meta:creation-date>
    <dc:date>2014-03-05T20:49:04</dc:date>
    <meta:editing-duration>PT1S</meta:editing-duration>
    <meta:generator>LibreOffice/3.6$Linux_X86_64 LibreOffice_project/360m1$Build-2</meta:generator>
    <meta:document-statistic meta:table-count="0" meta:image-count="0" meta:object-count="0" meta:page-count="8" meta:paragraph-count="206" meta:word-count="2793" meta:character-count="14736" meta:non-whitespace-character-count="120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